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 style:family="paragraph" style:parent-style-name="Heading_20_2">
      <style:paragraph-properties fo:text-align="center" style:justify-single-word="false" fo:break-before="page"/>
      <style:text-properties fo:font-size="10pt" fo:font-style="normal" style:text-underline-style="none" fo:font-weight="bold" officeooo:paragraph-rsid="000d66dc" style:font-size-asian="10pt" style:font-style-asian="normal" style:font-weight-asian="bold" style:font-size-complex="10pt" style:font-style-complex="normal" style:font-weight-complex="bold"/>
    </style:style>
    <style:style style:name="P3" style:family="paragraph" style:parent-style-name="Text_20_body">
      <style:paragraph-properties fo:text-align="center" style:justify-single-word="false"/>
      <style:text-properties fo:font-size="10pt" fo:font-style="normal" style:text-underline-style="none" fo:font-weight="bold" officeooo:paragraph-rsid="000d66dc" style:font-size-asian="10pt" style:font-style-asian="normal" style:font-weight-asian="bold" style:font-size-complex="10pt" style:font-style-complex="normal" style:font-weight-complex="bold"/>
    </style:style>
    <style:style style:name="P4" style:family="paragraph" style:parent-style-name="Heading_20_2">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5" style:family="paragraph" style:parent-style-name="Text_20_body">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6"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font-style="normal" style:text-underline-style="none" fo:font-weight="normal" officeooo:rsid="000bb1d3" officeooo:paragraph-rsid="000bb1d3"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fo:font-size="10pt" fo:font-style="normal" style:text-underline-style="none" fo:font-weight="normal" officeooo:rsid="000bb1d3" officeooo:paragraph-rsid="000bb1d3" style:font-size-asian="10pt" style:font-style-asian="normal" style:font-weight-asian="normal" style:font-size-complex="10pt" style:font-style-complex="normal" style:font-weight-complex="normal"/>
    </style:style>
    <style:style style:name="P9" style:family="paragraph" style:parent-style-name="Text_20_body">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text-align="start" style:justify-single-word="false"/>
      <style:text-properties fo:font-size="10pt" fo:font-style="normal" style:text-underline-style="none" fo:font-weight="normal" officeooo:paragraph-rsid="000d66dc" style:font-size-asian="10pt" style:font-style-asian="normal" style:font-weight-asian="normal" style:font-size-complex="10pt" style:font-style-complex="normal" style:font-weight-complex="normal"/>
    </style:style>
    <style:style style:name="P11" style:family="paragraph" style:parent-style-name="Heading_20_5">
      <style:text-properties fo:font-size="10pt" style:font-size-asian="10pt" style:font-size-complex="10pt"/>
    </style:style>
    <style:style style:name="P12" style:family="paragraph" style:parent-style-name="Text_20_body">
      <style:text-properties fo:font-size="10pt" style:font-size-asian="10pt" style:font-size-complex="10pt"/>
    </style:style>
    <style:style style:name="P13" style:family="paragraph" style:parent-style-name="Heading_20_5">
      <style:text-properties officeooo:rsid="000bb1d3" officeooo:paragraph-rsid="000cdeac"/>
    </style:style>
    <style:style style:name="P14" style:family="paragraph" style:parent-style-name="Standard">
      <style:paragraph-properties fo:break-before="page"/>
      <style:text-properties officeooo:rsid="000bb1d3" officeooo:paragraph-rsid="000cdeac"/>
    </style:style>
    <style:style style:name="P15" style:family="paragraph" style:parent-style-name="Standard">
      <style:text-properties officeooo:rsid="000bb1d3" officeooo:paragraph-rsid="000cdeac"/>
    </style:style>
    <style:style style:name="P16" style:family="paragraph" style:parent-style-name="Text_20_body">
      <style:text-properties officeooo:rsid="000bb1d3" officeooo:paragraph-rsid="000cdeac"/>
    </style:style>
    <style:style style:name="P17" style:family="paragraph" style:parent-style-name="Standard">
      <style:text-properties officeooo:rsid="000bb1d3" officeooo:paragraph-rsid="000bb1d3"/>
    </style:style>
    <style:style style:name="P18" style:family="paragraph" style:parent-style-name="Standard">
      <style:paragraph-properties fo:text-align="center" style:justify-single-word="false" fo:break-before="page"/>
      <style:text-properties officeooo:rsid="000bb1d3" officeooo:paragraph-rsid="000cdeac"/>
    </style:style>
    <style:style style:name="P19" style:family="paragraph" style:parent-style-name="Standard">
      <style:paragraph-properties fo:text-align="center" style:justify-single-word="false"/>
      <style:text-properties officeooo:rsid="000bb1d3" officeooo:paragraph-rsid="000cdeac"/>
    </style:style>
    <style:style style:name="P20" style:family="paragraph" style:parent-style-name="Standard">
      <style:paragraph-properties fo:text-align="center" style:justify-single-word="false"/>
      <style:text-properties officeooo:rsid="000bb1d3" officeooo:paragraph-rsid="000bb1d3"/>
    </style:style>
    <style:style style:name="P21" style:family="paragraph" style:parent-style-name="Standard" style:list-style-name="L2">
      <style:text-properties officeooo:rsid="000bb1d3" officeooo:paragraph-rsid="000bb1d3"/>
    </style:style>
    <style:style style:name="P22" style:family="paragraph" style:parent-style-name="Standard" style:list-style-name="L3">
      <style:text-properties officeooo:rsid="000bb1d3" officeooo:paragraph-rsid="000bb1d3"/>
    </style:style>
    <style:style style:name="P23" style:family="paragraph" style:parent-style-name="Standard" style:list-style-name="L4">
      <style:text-properties officeooo:rsid="000bb1d3" officeooo:paragraph-rsid="000bb1d3"/>
    </style:style>
    <style:style style:name="P24" style:family="paragraph" style:parent-style-name="Standard" style:list-style-name="L5">
      <style:text-properties officeooo:rsid="000bb1d3" officeooo:paragraph-rsid="000cdeac"/>
    </style:style>
    <style:style style:name="P25" style:family="paragraph" style:parent-style-name="Standard" style:list-style-name="L7">
      <style:text-properties officeooo:rsid="000bb1d3" officeooo:paragraph-rsid="000cdeac"/>
    </style:style>
    <style:style style:name="P26" style:family="paragraph" style:parent-style-name="Standard" style:list-style-name="L8">
      <style:text-properties officeooo:rsid="000bb1d3" officeooo:paragraph-rsid="000cdeac"/>
    </style:style>
    <style:style style:name="P27" style:family="paragraph" style:parent-style-name="Standard" style:list-style-name="L9">
      <style:text-properties officeooo:rsid="000bb1d3" officeooo:paragraph-rsid="000cdeac"/>
    </style:style>
    <style:style style:name="P28" style:family="paragraph" style:parent-style-name="Standard" style:list-style-name="L10">
      <style:text-properties officeooo:rsid="000bb1d3" officeooo:paragraph-rsid="000cdeac"/>
    </style:style>
    <style:style style:name="P29" style:family="paragraph" style:parent-style-name="Standard" style:list-style-name="L6">
      <style:text-properties officeooo:paragraph-rsid="000cdeac"/>
    </style:style>
    <style:style style:name="P30" style:family="paragraph" style:parent-style-name="Text_20_body" style:list-style-name="L1">
      <style:paragraph-properties fo:text-align="start" style:justify-single-word="false"/>
      <style:text-properties fo:font-size="10pt" fo:font-style="normal" style:text-underline-style="none" fo:font-weight="normal" officeooo:paragraph-rsid="000d66dc" style:font-size-asian="10pt" style:font-style-asian="normal" style:font-weight-asian="normal" style:font-size-complex="10pt" style:font-style-complex="normal" style:font-weight-complex="normal"/>
    </style:style>
    <style:style style:name="P31" style:family="paragraph" style:parent-style-name="Text_20_body" style:list-style-name="L11">
      <style:paragraph-properties fo:margin-top="0cm" fo:margin-bottom="0cm" style:contextual-spacing="false"/>
      <style:text-properties fo:font-size="10pt" style:font-size-asian="10pt" style:font-size-complex="10pt"/>
    </style:style>
    <style:style style:name="P32" style:family="paragraph" style:parent-style-name="Text_20_body" style:list-style-name="L11">
      <style:text-properties fo:font-size="10pt" style:font-size-asian="10pt" style:font-size-complex="10pt"/>
    </style:style>
    <style:style style:name="P33" style:family="paragraph" style:parent-style-name="Text_20_body" style:list-style-name="L12">
      <style:text-properties fo:font-size="10pt" style:font-size-asian="10pt" style:font-size-complex="10pt"/>
    </style:style>
    <style:style style:name="P34" style:family="paragraph" style:parent-style-name="Text_20_body" style:list-style-name="L13">
      <style:text-properties fo:font-size="10pt" style:font-size-asian="10pt" style:font-size-complex="10pt"/>
    </style:style>
    <style:style style:name="P35" style:family="paragraph" style:parent-style-name="Text_20_body" style:list-style-name="L14">
      <style:paragraph-properties fo:margin-top="0cm" fo:margin-bottom="0cm" style:contextual-spacing="false"/>
      <style:text-properties fo:font-size="10pt" style:font-size-asian="10pt" style:font-size-complex="10pt"/>
    </style:style>
    <style:style style:name="P36" style:family="paragraph" style:parent-style-name="Text_20_body" style:list-style-name="L14">
      <style:text-properties fo:font-size="10pt" style:font-size-asian="10pt" style:font-size-complex="10pt"/>
    </style:style>
    <style:style style:name="P37" style:family="paragraph" style:parent-style-name="Text_20_body" style:list-style-name="L15">
      <style:text-properties fo:font-size="10pt" style:font-size-asian="10pt" style:font-size-complex="10pt"/>
    </style:style>
    <style:style style:name="P38" style:family="paragraph" style:parent-style-name="Text_20_body" style:list-style-name="L11">
      <style:paragraph-properties fo:margin-top="0cm" fo:margin-bottom="0cm" style:contextual-spacing="false"/>
    </style:style>
    <style:style style:name="P39" style:family="paragraph" style:parent-style-name="Text_20_body" style:list-style-name="L16"/>
    <style:style style:name="P40" style:family="paragraph" style:parent-style-name="Text_20_body" style:list-style-name="L17"/>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font-size="10pt" fo:font-style="normal" style:text-underline-style="none" fo:font-weight="normal" officeooo:rsid="000cdeac" style:font-size-asian="10pt" style:font-style-asian="normal" style:font-weight-asian="normal" style:font-size-complex="10pt" style:font-style-complex="normal" style:font-weight-complex="normal"/>
    </style:style>
    <style:style style:name="T5" style:family="text">
      <style:text-properties fo:font-size="10pt" fo:font-style="normal" style:text-underline-style="none" officeooo:rsid="000cdeac" style:font-size-asian="10pt" style:font-style-asian="normal" style:font-size-complex="10pt" style:font-style-complex="normal"/>
    </style:style>
    <style:style style:name="T6" style:family="text">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size="10pt" fo:font-style="normal" style:text-underline-style="none" fo:font-weight="bold" officeooo:rsid="000cdeac" style:font-size-asian="10pt" style:font-style-asian="normal" style:font-weight-asian="bold" style:font-size-complex="10pt" style:font-style-complex="normal" style:font-weight-complex="bold"/>
    </style:style>
    <style:style style:name="T8"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9" style:family="text">
      <style:text-properties fo:font-size="10pt" fo:font-style="normal" style:text-underline-style="solid" style:text-underline-width="auto" style:text-underline-color="font-color" fo:font-weight="normal" officeooo:rsid="000cdeac" style:font-size-asian="10pt" style:font-style-asian="normal" style:font-weight-asian="normal" style:font-size-complex="10pt" style:font-style-complex="normal" style:font-weight-complex="normal"/>
    </style:style>
    <style:style style:name="T10" style:family="text">
      <style:text-properties officeooo:rsid="000cdea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mplémentez un modèle de scoring</text:h>
      <text:h text:style-name="P4" text:outline-level="2">Qu'allez-vous apprendre dans ce projet ?</text:h>
      <text:p text:style-name="P9">Ce projet va reprendre un contexte qui vous est désormais familier : un problème de modélisation supervisée via une classification binaire. Toutefois, vous allez vous concentrer sur l’apprentissage d’une nouvelle compétence centrale : la gestion du cycle de vie d’un modèle de ML. </text:p>
      <text:p text:style-name="P9">En effet, après une très brève analyse exploratoire, vous allez entamer vos travaux de modélisation en utilisant un outil de versionning des modèles comme MLFlow, un outil qui a pris une place centrale dans la communauté Data Science ces dernières années. </text:p>
      <text:p text:style-name="P9">Après avoir sécurisé votre modèle le plus performant et avoir rendu transparent l’impact des features sur votre modèle, vous allez le mettre en production dans le cloud. Pour ce faire, vous allez consolider davantage vos acquis du projet précédent en ce qui concerne l’utilisation des APIs. Vous allez concevoir votre propre API d’ailleurs, en utilisant des librairies comme FastAPI ou Flask. Enfin, vous allez gérer le cycle de vie du modèle via du CI/CD et l’étude du drift entre autres. </text:p>
      <text:p text:style-name="P5">Pourquoi ces compétences sont-elles importantes pour votre carrière ?</text:p>
      <text:p text:style-name="P9">En plus d’être capable de résoudre un problème métier en sécurisant les bonnes features et le bon modèle de ML, il est de plus en plus attendu aujourd’hui qu’un Data Scientist peut déployer son modèle dans le Cloud pour l’exposer au client de son équipe. </text:p>
      <text:p text:style-name="P9">Effectivement, si un modèle de ML réussit à avoir un impact métier fort dans votre entreprise, de plus en plus de clients voudront l’utiliser. Ainsi, vous aurez très rapidement besoin d’automatiser l’accès aux prédictions pour que vos clients n’aient plus à vous solliciter pour obtenir les résultats du modèle. Ce processus fait partie de ce que l’on appelle le déploiement à l'échelle et représente une étape clé du cycle de vie d’un modèle de ML. </text:p>
      <text:p text:style-name="P10">L’ensemble des pratiques et raisonnements qui impactent le cycle de vie d’un modèle est souvent groupé sous le terme MLOps (Machine Learning Operations) qui se démocratise de plus en plus dans la communauté Data Science et dans les prérequis des fiches de postes. En somme, il ne suffit plus aujourd'hui d’avoir la capacité de créer des modèles, il faut également avoir les compétences techniques pour les rendre accessibles à l'échelle et de les faire vivre dans le temps, faute de quoi votre modèle cessera d’avoir l’impact métier positif qu’il a eu initialement dans votre entreprise.</text:p>
      <text:p text:style-name="P3">Objectifs pédagogiques</text:p>
      <text:list xml:id="list4068505664" text:style-name="L1">
        <text:list-item>
          <text:p text:style-name="P30">Concevoir un déploiement continu d'un moteur d’inférence sur une plateforme Cloud</text:p>
        </text:list-item>
        <text:list-item>
          <text:p text:style-name="P30">Définir et mettre en œuvre un pipeline d’entraînement des modèles</text:p>
        </text:list-item>
        <text:list-item>
          <text:p text:style-name="P30">Définir la stratégie d’élaboration d’un modèle d’apprentissage supervisé</text:p>
        </text:list-item>
        <text:list-item>
          <text:p text:style-name="P30">Évaluer les performances des modèles d’apprentissage supervisé</text:p>
        </text:list-item>
        <text:list-item>
          <text:p text:style-name="P30">Mettre en œuvre un logiciel de version de code</text:p>
        </text:list-item>
        <text:list-item>
          <text:p text:style-name="P30">Suivre la performance d’un modèle en production et en assurer la maintenance</text:p>
        </text:list-item>
      </text:list>
      <text:h text:style-name="P2" text:outline-level="2">Mission <text:span text:style-name="T10">1 </text:span>- Élaborez le modèle de scoring</text:h>
      <text:p text:style-name="P6"/>
      <text:p text:style-name="P8"><text:span text:style-name="T1">Contexte :</text:span> </text:p>
      <text:p text:style-name="P7"/>
      <text:p text:style-name="P6">Vous êtes Data Scientist au sein d'une société financière, nommée "Prêt à dépenser", qui propose des crédits à la consommation pour des personnes ayant peu ou pas du tout d'historique de prêt.</text:p>
      <text:p text:style-name="P6"/>
      <text:p text:style-name="P6">L’entreprise souhaite mettre en œuvre un outil de “scoring crédit” pour calculer la probabilité qu’un client rembourse son crédit, puis classifie la demande en crédit accordé ou refusé. Elle souhaite donc développer un algorithme de classification en s’appuyant sur des sources de données variées (données comportementales, données provenant d'autres institutions financières, etc.)</text:p>
      <text:p text:style-name="P6"/>
      <text:p text:style-name="P20"><text:span text:style-name="Strong_20_Emphasis"><text:span text:style-name="T6">Votre mission :</text:span></text:span></text:p>
      <text:p text:style-name="P17"><text:span text:style-name="Strong_20_Emphasis"><text:span text:style-name="T3"/></text:span></text:p>
      <text:p text:style-name="P17"><text:span text:style-name="Strong_20_Emphasis"><text:span text:style-name="T3">Construire un modèle de scoring qui donnera une prédiction sur la probabilité de faillite d'un client de façon automatique.</text:span></text:span></text:p>
      <text:p text:style-name="P17"><text:span text:style-name="Strong_20_Emphasis"><text:span text:style-name="T3"/></text:span></text:p>
      <text:p text:style-name="P17"><text:span text:style-name="Strong_20_Emphasis"><text:span text:style-name="T3">Analyser les features qui contribuent le plus au modèle, d’une manière générale (feature importance globale) et au niveau d’un client (feature importance locale), afin, dans un soucis de transparence, de permettre à un chargé d’études de mieux comprendre le score attribué par le modèle.</text:span></text:span></text:p>
      <text:p text:style-name="P17"><text:span text:style-name="Strong_20_Emphasis"><text:span text:style-name="T3"/></text:span></text:p>
      <text:p text:style-name="P17"><text:span text:style-name="Strong_20_Emphasis"><text:span text:style-name="T3">Mettre en production le modèle de scoring de prédiction à l’aide d’une API et réaliser une interface de test de cette API.</text:span></text:span></text:p>
      <text:p text:style-name="P17"><text:span text:style-name="Strong_20_Emphasis"><text:span text:style-name="T3"/></text:span></text:p>
      <text:p text:style-name="P17"><text:span text:style-name="Strong_20_Emphasis"><text:span text:style-name="T3">Mettre en œuvre une approche globale MLOps de bout en bout, du tracking des expérimentations à l’analyse en production du data drift.</text:span></text:span></text:p>
      <text:p text:style-name="P17"><text:span text:style-name="Strong_20_Emphasis"><text:span text:style-name="T3"/></text:span></text:p>
      <text:p text:style-name="P17"><text:span text:style-name="Strong_20_Emphasis"><text:span text:style-name="T3">Michaël, votre manager, vous incite à sélectionner un ou des kernels Kaggle pour vous faciliter l’analyse exploratoire, la préparation des données et le feature engineering nécessaires à l’élaboration du modèle de scoring. </text:span></text:span></text:p>
      <text:p text:style-name="P17"><text:span text:style-name="Strong_20_Emphasis"><text:span text:style-name="T3"/></text:span></text:p>
      <text:p text:style-name="P20"><text:span text:style-name="Strong_20_Emphasis"><text:span text:style-name="T6">Courriel :</text:span></text:span><text:span text:style-name="Strong_20_Emphasis"><text:span text:style-name="T3"> </text:span></text:span></text:p>
      <text:p text:style-name="P17"><text:span text:style-name="Strong_20_Emphasis"><text:span text:style-name="T3"/></text:span></text:p>
      <text:p text:style-name="P17"><text:span text:style-name="Strong_20_Emphasis"><text:span text:style-name="T8">De :</text:span></text:span><text:span text:style-name="Strong_20_Emphasis"><text:span text:style-name="T3"> Mickael</text:span></text:span></text:p>
      <text:p text:style-name="P17"><text:span text:style-name="Strong_20_Emphasis"><text:span text:style-name="T3"/></text:span></text:p>
      <text:p text:style-name="P17"><text:span text:style-name="Strong_20_Emphasis"><text:span text:style-name="T8">À :</text:span></text:span><text:span text:style-name="Strong_20_Emphasis"><text:span text:style-name="T3"> moi</text:span></text:span></text:p>
      <text:p text:style-name="P17"><text:span text:style-name="Strong_20_Emphasis"><text:span text:style-name="T3"/></text:span></text:p>
      <text:p text:style-name="P17"><text:span text:style-name="Strong_20_Emphasis"><text:span text:style-name="T8">Objet :</text:span></text:span><text:span text:style-name="Strong_20_Emphasis"><text:span text:style-name="T3"> Besoins et conseils pour l’élaboration d’un outil de credit scoring </text:span></text:span></text:p>
      <text:p text:style-name="P17"><text:span text:style-name="Strong_20_Emphasis"><text:span text:style-name="T3"/></text:span></text:p>
      <text:p text:style-name="P17"><text:span text:style-name="Strong_20_Emphasis"><text:span text:style-name="T3">Bonjour,</text:span></text:span></text:p>
      <text:p text:style-name="P17"><text:span text:style-name="Strong_20_Emphasis"><text:span text:style-name="T3"/></text:span></text:p>
      <text:p text:style-name="P17"><text:span text:style-name="Strong_20_Emphasis"><text:span text:style-name="T3">Afin de pouvoir faire évoluer régulièrement le modèle, je souhaite tester la mise en œuvre une démarche de type MLOps d’automatisation et d’industrialisation de la gestion du cycle de vie du modèle. </text:span></text:span></text:p>
      <text:p text:style-name="P17"><text:span text:style-name="Strong_20_Emphasis"><text:span text:style-name="T3"/></text:span></text:p>
      <text:p text:style-name="P17"><text:span text:style-name="Strong_20_Emphasis"><text:span text:style-name="T3">Vous trouverez en pièce jointe la liste d’outils à utiliser pour créer une plateforme MLOps qui s’appuie sur des outils Open Source. </text:span></text:span></text:p>
      <text:p text:style-name="P17"><text:span text:style-name="Strong_20_Emphasis"><text:span text:style-name="T3"/></text:span></text:p>
      <text:p text:style-name="P17"><text:span text:style-name="Strong_20_Emphasis"><text:span text:style-name="T3">Je souhaite que vous puissiez mettre en oeuvre au minimum les étapes orientées MLOps suivantes : </text:span></text:span></text:p>
      <text:p text:style-name="P17"><text:span text:style-name="Strong_20_Emphasis"><text:span text:style-name="T3"/></text:span></text:p>
      <text:p text:style-name="P17"><text:span text:style-name="Strong_20_Emphasis"><text:span text:style-name="T3"><text:s text:c="4"/>Dans le notebook d’entraînement des modèles, générer à l’aide de MLFlow un tracking d'expérimentations</text:span></text:span></text:p>
      <text:p text:style-name="P17"><text:span text:style-name="Strong_20_Emphasis"><text:span text:style-name="T3"><text:s text:c="4"/>Lancer l’interface web 'UI MLFlow" d'affichage des résultats du tracking</text:span></text:span></text:p>
      <text:p text:style-name="P17"><text:span text:style-name="Strong_20_Emphasis"><text:span text:style-name="T3"><text:s text:c="4"/>Réaliser avec MLFlow un stockage centralisé des modèles dans un “model registry”</text:span></text:span></text:p>
      <text:p text:style-name="P17"><text:span text:style-name="Strong_20_Emphasis"><text:span text:style-name="T3"><text:s text:c="4"/>Tester le serving MLFlow</text:span></text:span></text:p>
      <text:p text:style-name="P17"><text:span text:style-name="Strong_20_Emphasis"><text:span text:style-name="T3"><text:s text:c="4"/>Gérer le code avec le logiciel de version Git</text:span></text:span></text:p>
      <text:p text:style-name="P17"><text:span text:style-name="Strong_20_Emphasis"><text:span text:style-name="T3"><text:s text:c="4"/>Partager le code sur Github pour assurer une intégration continue</text:span></text:span></text:p>
      <text:p text:style-name="P17"><text:span text:style-name="Strong_20_Emphasis"><text:span text:style-name="T3"><text:s text:c="4"/>Utiliser Github Actions pour le déploiement continu et automatisé du code de l’API sur le cloud</text:span></text:span></text:p>
      <text:p text:style-name="P17"><text:span text:style-name="Strong_20_Emphasis"><text:span text:style-name="T3"><text:s text:c="4"/>Concevoir des tests unitaires avec Pytest (ou Unittest) et les exécuter de manière automatisée lors du build réalisé par Github Actions</text:span></text:span></text:p>
      <text:p text:style-name="P17"><text:span text:style-name="Strong_20_Emphasis"><text:span text:style-name="T3"/></text:span></text:p>
      <text:p text:style-name="P17"><text:span text:style-name="Strong_20_Emphasis"><text:span text:style-name="T3">J’ai également rassemblé des conseils pour vous aider à vous lancer dans ce projet !</text:span></text:span></text:p>
      <text:p text:style-name="P17"><text:span text:style-name="Strong_20_Emphasis"><text:span text:style-name="T3"/></text:span></text:p>
      <text:p text:style-name="P17"><text:span text:style-name="Strong_20_Emphasis"><text:span text:style-name="T3">Concernant l’élaboration du modèle soyez vigilant sur deux points spécifiques au contexte métier : </text:span></text:span></text:p>
      <text:p text:style-name="P17"><text:span text:style-name="Strong_20_Emphasis"><text:span text:style-name="T3"/></text:span></text:p>
      <text:p text:style-name="P17"><text:soft-page-break/><text:span text:style-name="Strong_20_Emphasis"><text:span text:style-name="T3"><text:s text:c="4"/>Le déséquilibre entre le nombre de bons et de moins bons clients doit être pris en compte pour élaborer un modèle pertinent, avec une méthode au choix</text:span></text:span></text:p>
      <text:p text:style-name="P17"><text:span text:style-name="Strong_20_Emphasis"><text:span text:style-name="T3"><text:s text:c="4"/>Le déséquilibre du coût métier entre un faux négatif (FN - mauvais client prédit bon client : donc crédit accordé et perte en capital) et un faux positif (FP - bon client prédit mauvais : donc refus crédit et manque à gagner en marge)</text:span></text:span></text:p>
      <text:p text:style-name="P17"><text:span text:style-name="Strong_20_Emphasis"><text:span text:style-name="T3"><text:s text:c="8"/>Vous pourrez supposer, par exemple, que le coût d’un FN est dix fois supérieur au coût d’un FP</text:span></text:span></text:p>
      <text:p text:style-name="P17"><text:span text:style-name="Strong_20_Emphasis"><text:span text:style-name="T3"><text:s text:c="8"/>Vous créerez un score “métier” (minimisation du coût d’erreur de prédiction des FN et FP) pour comparer les modèles, afin de choisir le meilleur modèle et ses meilleurs hyperparamètres. Attention cette minimisation du coût métier doit passer par l’optimisation du seuil qui détermine, à partir d’une probabilité, la classe 0 ou 1 (un “predict” suppose un seuil à 0.5 qui n’est pas forcément l’optimum)</text:span></text:span></text:p>
      <text:p text:style-name="P17"><text:span text:style-name="Strong_20_Emphasis"><text:span text:style-name="T3"><text:s text:c="8"/>En parallèle, maintenez pour comparaison et contrôle des mesures plus techniques, telles que l’AUC et l’accuracy </text:span></text:span></text:p>
      <text:p text:style-name="P17"><text:span text:style-name="Strong_20_Emphasis"><text:span text:style-name="T3"/></text:span></text:p>
      <text:p text:style-name="P17"><text:span text:style-name="Strong_20_Emphasis"><text:span text:style-name="T3">D’autre part je souhaite que vous mettiez en œuvre une démarche d’élaboration des modèles avec Cross-Validation et optimisation des hyperparamètres, via GridsearchCV ou équivalent.</text:span></text:span></text:p>
      <text:p text:style-name="P17"><text:span text:style-name="Strong_20_Emphasis"><text:span text:style-name="T3"/></text:span></text:p>
      <text:p text:style-name="P17"><text:span text:style-name="Strong_20_Emphasis"><text:span text:style-name="T3">Un dernier conseil : si vous obtenez des scores supérieurs au 1er du challenge Kaggle (AUC &gt; 0.82), posez-vous la question si vous n’avez pas de l’overfitting dans votre modèle !</text:span></text:span></text:p>
      <text:p text:style-name="P17"><text:span text:style-name="Strong_20_Emphasis"><text:span text:style-name="T3"/></text:span></text:p>
      <text:p text:style-name="P17"><text:span text:style-name="Strong_20_Emphasis"><text:span text:style-name="T3">Vous exposerez votre modèle de prédiction sous forme d’une API qui permet de calculer la probabilité de défaut du client, ainsi que sa classe (accepté ou refusé) en fonction du seuil optimisé d’un point de vue métier.</text:span></text:span></text:p>
      <text:p text:style-name="P17"><text:span text:style-name="Strong_20_Emphasis"><text:span text:style-name="T3"/></text:span></text:p>
      <text:p text:style-name="P17"><text:span text:style-name="Strong_20_Emphasis"><text:span text:style-name="T3">Le déploiement de l’API sera réalisée sur une plateforme Cloud, de préférence une solution gratuite, par exemple Azure webapp (ASP F1 gratuit), PythonAnywhere, Heroku avec le package “student” de Github ou tout autre solution.</text:span></text:span></text:p>
      <text:p text:style-name="P17"><text:span text:style-name="Strong_20_Emphasis"><text:span text:style-name="T3"/></text:span></text:p>
      <text:p text:style-name="P17"><text:span text:style-name="Strong_20_Emphasis"><text:span text:style-name="T3">Je vous propose d’utiliser un Notebook ou une application Streamlit pour réaliser en local <text:s/>l’interface de test de l’API.</text:span></text:span></text:p>
      <text:p text:style-name="P17"><text:span text:style-name="Strong_20_Emphasis"><text:span text:style-name="T3"/></text:span></text:p>
      <text:p text:style-name="P17"><text:span text:style-name="Strong_20_Emphasis"><text:span text:style-name="T3">Bon courage !</text:span></text:span></text:p>
      <text:p text:style-name="P17"><text:span text:style-name="Strong_20_Emphasis"><text:span text:style-name="T3"/></text:span></text:p>
      <text:p text:style-name="P17"><text:span text:style-name="Strong_20_Emphasis"><text:span text:style-name="T3">Mickael</text:span></text:span></text:p>
      <text:p text:style-name="P17"><text:span text:style-name="Strong_20_Emphasis"><text:span text:style-name="T3"/></text:span></text:p>
      <text:p text:style-name="P20"><text:span text:style-name="Strong_20_Emphasis"><text:span text:style-name="T6">Étapes</text:span></text:span></text:p>
      <text:p text:style-name="P17"><text:span text:style-name="Strong_20_Emphasis"><text:span text:style-name="T6"/></text:span></text:p>
      <text:p text:style-name="P17"><text:span text:style-name="Strong_20_Emphasis"><text:span text:style-name="T6">Etape 1 : préparez l’environnement d’expérimentation</text:span></text:span></text:p>
      <text:p text:style-name="P17"><text:span text:style-name="Strong_20_Emphasis"><text:span text:style-name="T3"/></text:span></text:p>
      <text:p text:style-name="P17"><text:span text:style-name="Strong_20_Emphasis"><text:span text:style-name="T3"/></text:span></text:p>
      <text:p text:style-name="P17"><text:span text:style-name="Strong_20_Emphasis"><text:span text:style-name="T3">Initiez un environnement MLFlow permettant le tracking lors de l’entraînement des modèles.</text:span></text:span></text:p>
      <text:p text:style-name="P17"><text:span text:style-name="Strong_20_Emphasis"><text:span text:style-name="T3">Mettez en place l'UI pour <text:s/>la visualisation et la comparaison des expérimentations, ainsi que le stockage de manière centralisée des modèles.</text:span></text:span></text:p>
      <text:p text:style-name="P17"><text:span text:style-name="Strong_20_Emphasis"><text:span text:style-name="T3"/></text:span></text:p>
      <text:p text:style-name="P17"><text:span text:style-name="Strong_20_Emphasis"><text:span text:style-name="T6">Etape 2 : Préparez vos données à la modélisation</text:span></text:span></text:p>
      <text:p text:style-name="P17"><text:span text:style-name="Strong_20_Emphasis"><text:span text:style-name="T3"/></text:span></text:p>
      <text:list xml:id="list3309522659" text:style-name="L2">
        <text:list-item>
          <text:p text:style-name="P21"><text:span text:style-name="Strong_20_Emphasis"><text:span text:style-name="T3">Choisissez un Kernel Kaggle pertinent et riche en feature engineering.</text:span></text:span></text:p>
        </text:list-item>
        <text:list-item>
          <text:p text:style-name="P21"><text:span text:style-name="Strong_20_Emphasis"><text:span text:style-name="T3">Adaptez le Kernel à votre environnement technique.</text:span></text:span></text:p>
        </text:list-item>
      </text:list>
      <text:p text:style-name="P17"><text:span text:style-name="Strong_20_Emphasis"><text:span text:style-name="T3"/></text:span></text:p>
      <text:p text:style-name="P17"><text:span text:style-name="Strong_20_Emphasis"><text:span text:style-name="T6">Etape 3 : Créez un score métier pour l’entraînement de vos modèles</text:span></text:span></text:p>
      <text:p text:style-name="P17"><text:span text:style-name="Strong_20_Emphasis"><text:span text:style-name="T3"/></text:span></text:p>
      <text:p text:style-name="P17"><text:span text:style-name="Strong_20_Emphasis"><text:span text:style-name="T3"/></text:span></text:p>
      <text:list xml:id="list253325250" text:style-name="L3">
        <text:list-item>
          <text:p text:style-name="P22"><text:span text:style-name="Strong_20_Emphasis"><text:span text:style-name="T3">Définissez votre score via une pondération sur les faux positifs et faux négatifs.</text:span></text:span></text:p>
        </text:list-item>
        <text:list-item>
          <text:p text:style-name="P22"><text:span text:style-name="Strong_20_Emphasis"><text:span text:style-name="T3">Définissez votre stratégie d'évaluation et d'optimisation de vos modèles en employant ce score métier.</text:span></text:span></text:p>
        </text:list-item>
      </text:list>
      <text:p text:style-name="P17"><text:span text:style-name="Strong_20_Emphasis"><text:span text:style-name="T3"/></text:span></text:p>
      <text:p text:style-name="P17"><text:span text:style-name="Strong_20_Emphasis"><text:span text:style-name="T6">Etape 4 : Simulez et comparez plusieurs modèles</text:span></text:span></text:p>
      <text:p text:style-name="P17"><text:span text:style-name="Strong_20_Emphasis"><text:span text:style-name="T3"/></text:span></text:p>
      <text:p text:style-name="P17"><text:span text:style-name="Strong_20_Emphasis"><text:span text:style-name="T3"/></text:span></text:p>
      <text:list xml:id="list3046202072" text:style-name="L4">
        <text:list-item>
          <text:p text:style-name="P23"><text:span text:style-name="Strong_20_Emphasis"><text:span text:style-name="T3">Testez plusieurs modèles via une GridSearchCV par exemple tout en les comparant à une baseline.</text:span></text:span></text:p>
        </text:list-item>
        <text:list-item>
          <text:p text:style-name="P23"><text:span text:style-name="Strong_20_Emphasis"><text:span text:style-name="T3">Gérez si nécessaire le déséquilibre entre les classes.</text:span></text:span></text:p>
        </text:list-item>
        <text:list-item>
          <text:p text:style-name="P23"><text:span text:style-name="Strong_20_Emphasis"><text:span text:style-name="T3">Analysez la feature importance globale et locale du meilleur modèle retenu.</text:span></text:span></text:p>
        </text:list-item>
      </text:list>
      <text:p text:style-name="P17"><text:span text:style-name="Strong_20_Emphasis"><text:span text:style-name="T3"/></text:span></text:p>
      <text:p text:style-name="P17"><text:span text:style-name="Strong_20_Emphasis"><text:span text:style-name="T3"/></text:span></text:p>
      <text:p text:style-name="P18"><text:span text:style-name="Strong_20_Emphasis"><text:span text:style-name="T7">Mission 2 – Intégrez et optimisez le système MLOps</text:span></text:span></text:p>
      <text:p text:style-name="P15"><text:span text:style-name="Strong_20_Emphasis"><text:span text:style-name="T4"/></text:span></text:p>
      <text:p text:style-name="P19"><text:span text:style-name="Strong_20_Emphasis"><text:span text:style-name="T7">Contexte</text:span></text:span></text:p>
      <text:p text:style-name="P15"><text:span text:style-name="Strong_20_Emphasis"><text:span text:style-name="T4"/></text:span></text:p>
      <text:p text:style-name="P15"><text:span text:style-name="Strong_20_Emphasis"><text:span text:style-name="T4">Vous continuez votre mission au sein de "Prêt à dépenser". Deux semaines après votre dernière échange sur l'outil scoring, vous avez bien avancé et Michaël vous envoie un nouveau mail.</text:span></text:span></text:p>
      <text:p text:style-name="P15"><text:span text:style-name="Strong_20_Emphasis"><text:span text:style-name="T4"/></text:span></text:p>
      <text:p text:style-name="P19"><text:span text:style-name="Strong_20_Emphasis"><text:span text:style-name="T7">Courriel</text:span></text:span><text:span text:style-name="Strong_20_Emphasis"><text:span text:style-name="T4"> </text:span></text:span></text:p>
      <text:p text:style-name="P15"><text:span text:style-name="Strong_20_Emphasis"><text:span text:style-name="T4"/></text:span></text:p>
      <text:p text:style-name="P15"><text:span text:style-name="Strong_20_Emphasis"><text:span text:style-name="T9">De :</text:span></text:span><text:span text:style-name="Strong_20_Emphasis"><text:span text:style-name="T4"> Mickael</text:span></text:span></text:p>
      <text:p text:style-name="P15"><text:span text:style-name="Strong_20_Emphasis"><text:span text:style-name="T4"/></text:span></text:p>
      <text:p text:style-name="P15"><text:span text:style-name="Strong_20_Emphasis"><text:span text:style-name="T9">À :</text:span></text:span><text:span text:style-name="Strong_20_Emphasis"><text:span text:style-name="T4"> moi</text:span></text:span></text:p>
      <text:p text:style-name="P15"><text:span text:style-name="Strong_20_Emphasis"><text:span text:style-name="T4"/></text:span></text:p>
      <text:p text:style-name="P15"><text:span text:style-name="Strong_20_Emphasis"><text:span text:style-name="T9">Objet :</text:span></text:span><text:span text:style-name="Strong_20_Emphasis"><text:span text:style-name="T4"> Compléments MLOps</text:span></text:span></text:p>
      <text:p text:style-name="P15"><text:span text:style-name="Strong_20_Emphasis"><text:span text:style-name="T4"/></text:span></text:p>
      <text:p text:style-name="P15"><text:span text:style-name="Strong_20_Emphasis"><text:span text:style-name="T4">Bonjour,</text:span></text:span></text:p>
      <text:p text:style-name="P15"><text:span text:style-name="Strong_20_Emphasis"><text:span text:style-name="T4"/></text:span></text:p>
      <text:p text:style-name="P15"><text:span text:style-name="Strong_20_Emphasis"><text:span text:style-name="T4">Comme vous avez pu le constater le cycle de vie du modèle n’est pas complet, j’ai oublié dans la démarche MLOps la dernière étape de suivi de la performance du modèle en production. C’est un peu normal car le modèle n’est pas encore en production !</text:span></text:span></text:p>
      <text:p text:style-name="P15"><text:span text:style-name="Strong_20_Emphasis"><text:span text:style-name="T4"/></text:span></text:p>
      <text:p text:style-name="P15"><text:span text:style-name="Strong_20_Emphasis"><text:span text:style-name="T4">En prévision, je souhaiterais que vous testiez l’utilisation de la librairie evidently pour détecter dans le futur du Data Drift en production. Pour cela vous prendrez comme hypothèse que le dataset “application_train” représente les datas pour la modélisation et le dataset “application_test” représente les datas de nouveaux clients une fois le modèle en production. </text:span></text:span></text:p>
      <text:p text:style-name="P15"><text:span text:style-name="Strong_20_Emphasis"><text:span text:style-name="T4"/></text:span></text:p>
      <text:p text:style-name="P15"><text:span text:style-name="Strong_20_Emphasis"><text:span text:style-name="T4">L’analyse à l’aide d’evidently vous permettra de détecter éventuellement du Data Drift sur les principales features, entre les datas d’entraînement et les datas de production, au travers du tableau HTML d’analyse que vous aurez généré grâce à evidently.</text:span></text:span></text:p>
      <text:p text:style-name="P15"><text:span text:style-name="Strong_20_Emphasis"><text:span text:style-name="T4"/></text:span></text:p>
      <text:p text:style-name="P15"><text:span text:style-name="Strong_20_Emphasis"><text:span text:style-name="T4">P.S.: Je remets en pièce jointe la même liste d’outils MLOps que je vous ai partagé précédemment.</text:span></text:span></text:p>
      <text:p text:style-name="P15"><text:span text:style-name="Strong_20_Emphasis"><text:span text:style-name="T4"/></text:span></text:p>
      <text:p text:style-name="P15"><text:span text:style-name="Strong_20_Emphasis"><text:span text:style-name="T4">Merci par avance !</text:span></text:span></text:p>
      <text:p text:style-name="P15"><text:span text:style-name="Strong_20_Emphasis"><text:span text:style-name="T4"/></text:span></text:p>
      <text:p text:style-name="P15"><text:span text:style-name="Strong_20_Emphasis"><text:span text:style-name="T4">Mickael</text:span></text:span></text:p>
      <text:p text:style-name="P15"><text:span text:style-name="Strong_20_Emphasis"><text:span text:style-name="T4"/></text:span></text:p>
      <text:p text:style-name="P19"><text:span text:style-name="Strong_20_Emphasis"><text:span text:style-name="T7">Etapes</text:span></text:span></text:p>
      <text:p text:style-name="P15"><text:span text:style-name="Strong_20_Emphasis"><text:span text:style-name="T4"/></text:span></text:p>
      <text:p text:style-name="P15"><text:span text:style-name="Strong_20_Emphasis"><text:span text:style-name="T7">Etapes 1 :</text:span></text:span><text:span text:style-name="Strong_20_Emphasis"><text:span text:style-name="T4"> </text:span></text:span></text:p>
      <text:p text:style-name="P15"><text:span text:style-name="Strong_20_Emphasis"><text:span text:style-name="T4"/></text:span></text:p>
      <text:p text:style-name="P15"><text:span text:style-name="Strong_20_Emphasis"><text:span text:style-name="T4"/></text:span></text:p>
      <text:list xml:id="list1837110723" text:style-name="L5">
        <text:list-item>
          <text:p text:style-name="P24"><text:span text:style-name="Strong_20_Emphasis"><text:span text:style-name="T4">Utilisez Git pour le versionning de votre code d’API.</text:span></text:span></text:p>
        </text:list-item>
        <text:list-item>
          <text:p text:style-name="P24"><text:span text:style-name="Strong_20_Emphasis"><text:span text:style-name="T4">Mettez en production l’API via les fonctionnalités de Github Actions et en utilisant une solution Cloud de votre choix.</text:span></text:span></text:p>
        </text:list-item>
      </text:list>
      <text:p text:style-name="P15"><text:span text:style-name="Strong_20_Emphasis"><text:span text:style-name="T4"/></text:span></text:p>
      <text:p text:style-name="P15"><text:span text:style-name="Strong_20_Emphasis"><text:span text:style-name="T7">Etapes 2 :</text:span></text:span><text:span text:style-name="Strong_20_Emphasis"><text:span text:style-name="T4"> </text:span></text:span></text:p>
      <text:p text:style-name="P15"><text:span text:style-name="Strong_20_Emphasis"><text:span text:style-name="T4"/></text:span></text:p>
      <text:list xml:id="list2244708840" text:style-name="L6">
        <text:list-item>
          <text:p text:style-name="P29"><text:span text:style-name="Strong_20_Emphasis"><text:span text:style-name="T4">Servez-vous par exemple de Streamlit pour lier l’interface au modèle via l’API.</text:span></text:span></text:p>
        </text:list-item>
      </text:list>
      <text:p text:style-name="P15"><text:span text:style-name="Strong_20_Emphasis"><text:span text:style-name="T4"/></text:span></text:p>
      <text:p text:style-name="P15"><text:span text:style-name="Strong_20_Emphasis"><text:span text:style-name="T7">Etapes 3 :</text:span></text:span><text:span text:style-name="Strong_20_Emphasis"><text:span text:style-name="T4"> </text:span></text:span></text:p>
      <text:p text:style-name="P15"><text:span text:style-name="Strong_20_Emphasis"><text:span text:style-name="T4"/></text:span></text:p>
      <text:p text:style-name="P15"><text:span text:style-name="Strong_20_Emphasis"><text:span text:style-name="T4"/></text:span></text:p>
      <text:list xml:id="list127048254" text:style-name="L7">
        <text:list-item>
          <text:p text:style-name="P25"><text:span text:style-name="Strong_20_Emphasis"><text:span text:style-name="T4">Préparez votre soutenance en mettant en avant votre processus de modélisation, les décisions prises, et l'importance des features, en préparant une défense solide de vos choix pour la discussion avec l'évaluateur qui jouera le rôle de Michaël.</text:span></text:span></text:p>
        </text:list-item>
        <text:list-item>
          <text:p text:style-name="P25"><text:span text:style-name="Strong_20_Emphasis"><text:span text:style-name="T4">Anticipez les questions sur vos méthodes et résultats pour une interaction constructive lors de la discussion.</text:span></text:span></text:p>
        </text:list-item>
        <text:list-item>
          <text:p text:style-name="P25"><text:span text:style-name="Strong_20_Emphasis"><text:span text:style-name="T4">Prévoyez des questions ciblées pour le débriefing afin d'obtenir des retours utiles pour votre progression.</text:span></text:span></text:p>
        </text:list-item>
      </text:list>
      <text:p text:style-name="P15"><text:span text:style-name="Strong_20_Emphasis"><text:span text:style-name="T4"/></text:span></text:p>
      <text:p text:style-name="P15"><text:span text:style-name="Strong_20_Emphasis"><text:span text:style-name="T4"/></text:span></text:p>
      <text:p text:style-name="P14"><text:span text:style-name="Strong_20_Emphasis"><text:span text:style-name="T7">Livrables</text:span></text:span></text:p>
      <text:p text:style-name="P15"><text:span text:style-name="Strong_20_Emphasis"><text:span text:style-name="T4"/></text:span></text:p>
      <text:p text:style-name="P15"><text:span text:style-name="Strong_20_Emphasis"><text:span text:style-name="T4">L’API de prédiction du score, déployée sur le cloud (lien vers l’API).</text:span></text:span></text:p>
      <text:p text:style-name="P15"><text:span text:style-name="Strong_20_Emphasis"><text:span text:style-name="T4"/></text:span></text:p>
      <text:p text:style-name="P15"><text:span text:style-name="Strong_20_Emphasis"><text:span text:style-name="T4">Le notebook ou code de la modélisation (du prétraitement à la prédiction)</text:span></text:span></text:p>
      <text:p text:style-name="P15"><text:span text:style-name="Strong_20_Emphasis"><text:span text:style-name="T4"/></text:span></text:p>
      <text:list xml:id="list2190758841" text:style-name="L8">
        <text:list-item>
          <text:p text:style-name="P26"><text:span text:style-name="Strong_20_Emphasis"><text:span text:style-name="T4">Ce notebook intègre la partie MLFlow de génération du tracking d'expérimentations. </text:span></text:span></text:p>
        </text:list-item>
        <text:list-item>
          <text:p text:style-name="P26"><text:span text:style-name="Strong_20_Emphasis"><text:span text:style-name="T4">L’interface web 'UI MLFlow" d'affichage des résultats du tracking MLFlow sera présentée en soutenance + copie d’écran dans le support de soutenance.</text:span></text:span></text:p>
        </text:list-item>
      </text:list>
      <text:p text:style-name="P15"><text:span text:style-name="Strong_20_Emphasis"><text:span text:style-name="T4"/></text:span></text:p>
      <text:p text:style-name="P15"><text:span text:style-name="Strong_20_Emphasis"><text:span text:style-name="T4">Un dossier, géré via un outil de versioning de code contenant :</text:span></text:span></text:p>
      <text:p text:style-name="P15"><text:span text:style-name="Strong_20_Emphasis"><text:span text:style-name="T4"/></text:span></text:p>
      <text:list xml:id="list2048640810" text:style-name="L9">
        <text:list-item>
          <text:p text:style-name="P27"><text:span text:style-name="Strong_20_Emphasis"><text:span text:style-name="T4">Le notebook ou code de la modélisation (du prétraitement à la prédiction), intégrant via MLFlow le tracking d’expérimentations et le stockage centralisé des modèles.</text:span></text:span></text:p>
        </text:list-item>
        <text:list-item>
          <text:p text:style-name="P27"><text:span text:style-name="Strong_20_Emphasis"><text:span text:style-name="T4">Le code permettant de déployer le modèle sous forme d'API.</text:span></text:span></text:p>
        </text:list-item>
        <text:list-item>
          <text:p text:style-name="P27"><text:span text:style-name="Strong_20_Emphasis"><text:span text:style-name="T4">Pour l’API, un fichier introductif permettant de comprendre l'objectif du projet et le découpage des dossiers, et un fichier listant les packages utilisés seront présents dans le dossier.</text:span></text:span></text:p>
        </text:list-item>
      </text:list>
      <text:p text:style-name="P15"><text:span text:style-name="Strong_20_Emphasis"><text:span text:style-name="T4"/></text:span></text:p>
      <text:p text:style-name="P15"><text:span text:style-name="Strong_20_Emphasis"><text:span text:style-name="T4">Le tableau HTML d’analyse de data drift réalisé à partir d’</text:span></text:span><text:span text:style-name="Strong_20_Emphasis"><text:span text:style-name="T5">evidently.</text:span></text:span></text:p>
      <text:p text:style-name="P15"><text:span text:style-name="Strong_20_Emphasis"><text:span text:style-name="T4"/></text:span></text:p>
      <text:p text:style-name="P15"><text:span text:style-name="Strong_20_Emphasis"><text:span text:style-name="T4">Un notebook ou une application Streamlit de test de l’API.</text:span></text:span></text:p>
      <text:p text:style-name="P15"><text:span text:style-name="Strong_20_Emphasis"><text:span text:style-name="T4"/></text:span></text:p>
      <text:p text:style-name="P15"><text:span text:style-name="Strong_20_Emphasis"><text:span text:style-name="T4">Un support de présentation pour la soutenance, détaillant le travail réalisé (Powerpoint ou équivalent, 30 slides maximum), intégrant des copies écran, preuves qu’un pipeline de déploiement continu a permis de déployer l’API : </text:span></text:span></text:p>
      <text:p text:style-name="P15"><text:span text:style-name="Strong_20_Emphasis"><text:span text:style-name="T4"/></text:span></text:p>
      <text:list xml:id="list2601623974" text:style-name="L10">
        <text:list-item>
          <text:p text:style-name="P28"><text:span text:style-name="Strong_20_Emphasis"><text:span text:style-name="T4">de l’interface web 'UI MLFlow" d'affichage des résultats du tracking MLFlow</text:span></text:span></text:p>
        </text:list-item>
        <text:list-item>
          <text:p text:style-name="P28"><text:span text:style-name="Strong_20_Emphasis"><text:span text:style-name="T4">des commits ;</text:span></text:span></text:p>
        </text:list-item>
        <text:list-item>
          <text:p text:style-name="P28"><text:span text:style-name="Strong_20_Emphasis"><text:span text:style-name="T4">du dossier Github (+ lien vers ce dossier) ;</text:span></text:span></text:p>
        </text:list-item>
        <text:list-item>
          <text:p text:style-name="P28"><text:span text:style-name="Strong_20_Emphasis"><text:span text:style-name="T4">de l’exécution des tests unitaires ;</text:span></text:span></text:p>
        </text:list-item>
        <text:list-item>
          <text:p text:style-name="P28"><text:span text:style-name="Strong_20_Emphasis"><text:span text:style-name="T4">de l’exécution du déploiement de l’API avec lien vers l’API sur le Cloud.</text:span></text:span></text:p>
        </text:list-item>
      </text:list>
      <text:p text:style-name="P14"><text:span text:style-name="Strong_20_Emphasis"><text:span text:style-name="T7">Soutenance</text:span></text:span></text:p>
      <text:p text:style-name="P15"><text:span text:style-name="Strong_20_Emphasis"><text:span text:style-name="T4"/></text:span></text:p>
      <text:p text:style-name="P16"><text:span text:style-name="Strong_20_Emphasis"><text:span text:style-name="T4">Pendant la soutenance, l’évaluateur jouera le rôle de Michaël, à qui vous présentez votre travail. </text:span></text:span></text:p>
      <text:list xml:id="list4144179982" text:style-name="L11">
        <text:list-item>
          <text:p text:style-name="P38"><text:span text:style-name="Strong_20_Emphasis"><text:span text:style-name="T2">Présentation (20 minutes) </text:span></text:span><text:span text:style-name="T2"> </text:span></text:p>
          <text:list>
            <text:list-item>
              <text:p text:style-name="P31">Rappel de la problématique et présentation du jeu de données (2 minutes) </text:p>
            </text:list-item>
            <text:list-item>
              <text:p text:style-name="P31">Présentation de la modélisation (12 minutes) :  </text:p>
              <text:list>
                <text:list-item>
                  <text:p text:style-name="P31">Démarche de modélisation, choix des mesures </text:p>
                </text:list-item>
                <text:list-item>
                  <text:p text:style-name="P31">Visualisation du tracking via MLFlow UI  </text:p>
                </text:list-item>
                <text:list-item>
                  <text:p text:style-name="P31">Présentation de la synthèse des résultats </text:p>
                </text:list-item>
                <text:list-item>
                  <text:p text:style-name="P31">Analyse de la feature importance globale et locale </text:p>
                </text:list-item>
              </text:list>
            </text:list-item>
            <text:list-item>
              <text:p text:style-name="P31">Présentation du pipeline de déploiement : Git, Github, tests unitaires (2 minutes) </text:p>
            </text:list-item>
            <text:list-item>
              <text:p text:style-name="P31">Présentation de l’analyse de data drift (2 minutes) </text:p>
            </text:list-item>
            <text:list-item>
              <text:p text:style-name="P31">Exemple d’un scoring client via appel à l’API sur le Coud (2 minutes) </text:p>
            </text:list-item>
          </text:list>
        </text:list-item>
        <text:list-item>
          <text:p text:style-name="P38"><text:span text:style-name="Strong_20_Emphasis"><text:span text:style-name="T2">Discussion (5 minutes)</text:span></text:span><text:span text:style-name="T2"> </text:span></text:p>
          <text:list>
            <text:list-item>
              <text:p text:style-name="P31">L’évaluateur, jouant le rôle de Michaël, vous challengera sur vos choix.  </text:p>
            </text:list-item>
          </text:list>
        </text:list-item>
        <text:list-item>
          <text:p text:style-name="P38"><text:span text:style-name="Strong_20_Emphasis"><text:span text:style-name="T2">Débriefing (5 minutes)</text:span></text:span><text:span text:style-name="T2"> </text:span></text:p>
          <text:list>
            <text:list-item>
              <text:p text:style-name="P32">À la fin de la soutenance, l'évaluateur arrêtera de jouer le rôle de Michaël pour vous permettre de débriefer ensemble.  </text:p>
            </text:list-item>
          </text:list>
        </text:list-item>
      </text:list>
      <text:p text:style-name="P15"><text:span text:style-name="Strong_20_Emphasis"><text:span text:style-name="T4"/></text:span></text:p>
      <text:p text:style-name="P14"><text:span text:style-name="Strong_20_Emphasis"><text:span text:style-name="T7">Référentiel d’évaluation</text:span></text:span></text:p>
      <text:p text:style-name="P15"><text:span text:style-name="Strong_20_Emphasis"><text:span text:style-name="T4"/></text:span></text:p>
      <text:h text:style-name="P13" text:outline-level="5"><text:span text:style-name="Strong_20_Emphasis"><text:span text:style-name="T7">Définir la stratégie d’élaboration d’un modèle d’apprentissage supervisé et sélectionner et entraîner des modèles adaptés à une problématique métier afin de réaliser une analyse prédictive.</text:span></text:span></text:h>
      <text:p text:style-name="P12">CE1 Les variables catégorielles identifiées ont été transformées en fonction du besoin (par exemple via OneHotEncoder ou TargetEncoder). </text:p>
      <text:p text:style-name="P12">CE2 Vous avez a créé de nouvelles variables à partir de variables existantes. </text:p>
      <text:p text:style-name="P12">CE3 Vous avez réalisé des transformations mathématiques lorsque c'est requis pour transformer les distributions de variables. </text:p>
      <text:p text:style-name="P12">CE4 Vous avez normalisé les variables lorsque c'est requis. </text:p>
      <text:p text:style-name="P12">CE5 Vous avez défini sa stratégie d’élaboration d’un modèle pour répondre à un besoin métier. Cela signifie dans ce projet que : </text:p>
      <text:list xml:id="list2029965133" text:style-name="L12">
        <text:list-item>
          <text:p text:style-name="P33">l’étudiant a présenté son approche méthodologique de modélisation dans son support de présentation pendant la soutenance et est capable de répondre à des questions à ce sujet, si elles lui sont posées. </text:p>
        </text:list-item>
      </text:list>
      <text:p text:style-name="P12">CE6 Vous avez choisi la ou les variables cibles pertinentes.</text:p>
      <text:p text:style-name="P12">CE7 Vous avez vérifié qu'il n’y a pas de problème de data leakage (c'est-à-dire, des variables trop corrélées à la variable cible et inconnues a priori dans les données en entrée du modèle).</text:p>
      <text:p text:style-name="P12">CE8 Vous avez testé plusieurs algorithmes de façon cohérente, en partant des plus simples vers les plus complexes (au minimum un linéaire et un non linéaire).</text:p>
      <text:p text:style-name="P12"> </text:p>
      <text:h text:style-name="P11" text:outline-level="5">Évaluer les performances des modèles d’apprentissage supervisé selon différents critères (scores, temps d'entraînement, etc.) en adaptant les paramètres afin de choisir le modèle le plus performant pour la problématique métier.</text:h>
      <text:p text:style-name="Text_20_body"><text:span text:style-name="Strong_20_Emphasis"><text:span text:style-name="T2"><text:line-break/></text:span></text:span><text:span text:style-name="T2">CE1 Vous avez choisi une métrique adaptée pour évaluer la performance d'un algorithme (par exemple : R2 ou RMSE en régression, accuracy ou AUC en classification, etc.). Dans le cadre de ce projet, cela signifie que :</text:span></text:p>
      <text:list xml:id="list3540830642" text:style-name="L13">
        <text:list-item>
          <text:p text:style-name="P34">Vous avez mis en oeuvre un score métier pour évaluer les modèles et optimiser les hyperparamètres, qui prend en compte les spécificités du contexte, en particulier le fait que le coût d’un faux négatif et d’un faux positif sont sensiblement différents. </text:p>
        </text:list-item>
      </text:list>
      <text:p text:style-name="P12">CE2 Vous avez exploré d'autres indicateurs de performance que le score pour comprendre les résultats (coefficients des variables en fonction de la pénalisation, visualisation des erreurs en fonction des variables du modèle, temps de calcul...).</text:p>
      <text:p text:style-name="P12">CE3 Vous avez séparé les données en train/test pour les évaluer de façon pertinente et détecter l'overfitting.</text:p>
      <text:p text:style-name="P12">CE4 Vous avez mis en place un modèle simple de référence pour évaluer le pouvoir prédictif du modèle choisi (dummyRegressor ou dummyClassifier).</text:p>
      <text:p text:style-name="P12">CE5 Vous avez pris en compte dans sa démarche de modélisation l'éventuel déséquilibre des classes (dans le cas d'une classification).</text:p>
      <text:p text:style-name="P12">CE6 Vous avez optimisé les hyper-paramètres pertinents dans les différents algorithmes.</text:p>
      <text:p text:style-name="P12">CE7 Vous avez mis en place une validation croisée (via GridsearchCV, RandomizedSearchCV ou équivalent) afin d’optimiser les hyperparamètres et comparer les modèles. Dans le cadre de ce projet : </text:p>
      <text:list xml:id="list2138902816" text:style-name="L14">
        <text:list-item>
          <text:p text:style-name="P35">une cross-validation du dataset train est réalisée ; </text:p>
        </text:list-item>
        <text:list-item>
          <text:p text:style-name="P35">un premier test de différentes valeurs d’hyperparamètres est réalisé sur chaque algorithme testé, et affiné pour l’algorithme final choisi ; </text:p>
        </text:list-item>
        <text:list-item>
          <text:p text:style-name="P36">tout projet présentant un score AUC anormalement élevé, démontrant de l’overfitting dans le GrisSearchCV, sera invalidé (il ne devrait pas être supérieur au meilleur de la compétition Kaggle : 0.82). </text:p>
        </text:list-item>
      </text:list>
      <text:p text:style-name="P12"><text:soft-page-break/>CE8 Vous avez présenté l'ensemble des résultats en allant des modèles les plus simples aux plus complexes. Vous avez justifié le choix final de l'algorithme et des hyperparamètres.</text:p>
      <text:p text:style-name="P12">CE9 Vous avez réalisé l’analyse de l’importance des variables (feature importance) globale sur l’ensemble du jeu de données et locale sur chaque individu du jeu de données.</text:p>
      <text:p text:style-name="P12"> </text:p>
      <text:h text:style-name="P11" text:outline-level="5">Définir et mettre en œuvre un pipeline d’entraînement des modèles, avec centralisation du stockage des modèles et formalisation des résultats et mesures des différentes expérimentations réalisées, afin d’industrialiser le projet de Machine Learning.</text:h>
      <text:p text:style-name="P12">CE1 Vous avez mis en oeuvre un pipeline d’entraînement des modèles reproductible.</text:p>
      <text:p text:style-name="P12">CE2 Vous avez sérialisé et stocké les modèles créés dans un registre centralisé afin de pouvoir facilement les réutiliser.</text:p>
      <text:p text:style-name="P12">CE3 Vous avez formalisé des mesures et résultats de chaque expérimentation, afin de les analyser et de les comparer</text:p>
      <text:p text:style-name="P12"> </text:p>
      <text:h text:style-name="P11" text:outline-level="5">Mettre en œuvre un logiciel de version de code afin d’assurer en continu l’intégration et la diffusion du modèle auprès de collaborateurs.</text:h>
      <text:p text:style-name="P12">CE1 Vous avez créé un dossier contenant tous les scripts du projet dans un logiciel de version de code avec Git et l'a partagé avec Github.</text:p>
      <text:p text:style-name="P12">CE2 Vous avez présenté un historique des modifications du projet qui affiche au moins trois versions distinctes, auxquelles il est possible d'accéder.</text:p>
      <text:p text:style-name="P12">CE3 Vous avez tenu à jour et mis à disposition la liste des packages utilisés ainsi que leur numéro de version.</text:p>
      <text:p text:style-name="P12">CE4 Vous avez rédigé un fichier introductif permettant de comprendre l'objectif du projet et le découpage des dossiers.</text:p>
      <text:p text:style-name="P12">CE5 Vous avez commenté les scripts et les fonctions facilitant une réutilisation du travail par d'autres personnes et la collaboration.</text:p>
      <text:p text:style-name="P12"> </text:p>
      <text:h text:style-name="P11" text:outline-level="5">Concevoir et assurer un déploiement continu d'un moteur d’inférence (modèle de prédiction encapsulé dans une API) sur une plateforme Cloud afin de permettre à des applications de réaliser des prédictions via une requête à l’API.</text:h>
      <text:p text:style-name="P12">CE1 Vous avez défini et préparé un pipeline de déploiement continu.</text:p>
      <text:p text:style-name="P12">CE2 Vous avez déployé le modèle de machine learning sous forme d'API (via Flask par exemple) et cette API renvoie bien une prédiction correspondant à une demande.</text:p>
      <text:p text:style-name="P12">CE3 Vous avez mis en œuvre un pipeline de déploiement continu, afin de déployer l'API sur un serveur d'une plateforme Cloud.</text:p>
      <text:p text:style-name="P12">CE4 Vous avez mis en oeuvre des tests unitaires automatisés (par exemple avec pyTest).</text:p>
      <text:p text:style-name="P12">CE5 Vous avez réalisé l'API indépendamment de l'application qui utilise le résultat de la prédiction.</text:p>
      <text:p text:style-name="P12"> </text:p>
      <text:h text:style-name="P11" text:outline-level="5">Définir et mettre en œuvre une stratégie de suivi de la performance d’un modèle en production et en assurer la maintenance afin de garantir dans le temps la production de prédictions performantes.</text:h>
      <text:p text:style-name="P12">CE1 Vous avez défini une stratégie de suivi de la performance du modèle. Dans le cadre du projet : </text:p>
      <text:list xml:id="list1456396411" text:style-name="L15">
        <text:list-item>
          <text:p text:style-name="P37">choix de réaliser a priori cette analyse sur le dataset disponible : analyse de data drift entre le dataset train et le dataset test. </text:p>
        </text:list-item>
      </text:list>
      <text:p text:style-name="P12">CE2 Vous avez réalisé un système de stockage d’événements relatifs aux prédictions réalisées par l’API et une gestion d’alerte en cas de dégradation significative de la performance. Dans le cadre du projet : </text:p>
      <text:list xml:id="list3715644622" text:style-name="L16">
        <text:list-item>
          <text:p text:style-name="P39"><text:soft-page-break/><text:span text:style-name="T2">choix de réaliser a priori cette analyse analyse de data drift, via une simulation dans un notebook et création d’un tableau HTML d’analyse avec la librairie </text:span><text:span text:style-name="Strong_20_Emphasis"><text:span text:style-name="T2">evidently.</text:span></text:span><text:span text:style-name="T2"> </text:span></text:p>
        </text:list-item>
      </text:list>
      <text:p text:style-name="P12">CE3 Vous avez analysé la stabilité du modèle dans le temps et défini des actions d’amélioration de sa performance. Dans le cadre de ce projet : </text:p>
      <text:list xml:id="list2979443839" text:style-name="L17">
        <text:list-item>
          <text:p text:style-name="P40"><text:span text:style-name="T2">analyse du tableau HTML </text:span><text:span text:style-name="Strong_20_Emphasis"><text:span text:style-name="T2">evidently</text:span></text:span><text:span text:style-name="T2">, et conclusion sur un éventuel data drift. </text:span></text:p>
        </text:list-item>
      </text:list>
      <text:p text:style-name="P15"><text:span text:style-name="Strong_20_Emphasis"><text:span text:style-name="T4"/></text:span></text:p>
      <text:p text:style-name="P18"><text:span text:style-name="Strong_20_Emphasis"><text:span text:style-name="T7">Outils Open Source pour élaborer une plateforme MLOps</text:span></text:span></text:p>
      <text:p text:style-name="P15"><text:span text:style-name="Strong_20_Emphasis"><text:span text:style-name="T4"/></text:span></text:p>
      <text:p text:style-name="P15"><text:span text:style-name="Strong_20_Emphasis"><text:span text:style-name="T4">● MLFlow pour la gestion “d’expériences” et leur tracking lors de la</text:span></text:span></text:p>
      <text:p text:style-name="P15"><text:span text:style-name="Strong_20_Emphasis"><text:span text:style-name="T4">phase d’entraînement des modèles, ainsi que la visualisation des</text:span></text:span></text:p>
      <text:p text:style-name="P15"><text:span text:style-name="Strong_20_Emphasis"><text:span text:style-name="T4">résultats avec MLFlow UI</text:span></text:span></text:p>
      <text:p text:style-name="P15"><text:span text:style-name="Strong_20_Emphasis"><text:span text:style-name="T4"/></text:span></text:p>
      <text:p text:style-name="P15"><text:span text:style-name="Strong_20_Emphasis"><text:span text:style-name="T4">● MLFlow pour le stockage centralisé des modèles dans un “model</text:span></text:span></text:p>
      <text:p text:style-name="P15"><text:span text:style-name="Strong_20_Emphasis"><text:span text:style-name="T4">registry” et le serving</text:span></text:span></text:p>
      <text:p text:style-name="P15"><text:span text:style-name="Strong_20_Emphasis"><text:span text:style-name="T4"/></text:span></text:p>
      <text:p text:style-name="P15"><text:span text:style-name="Strong_20_Emphasis"><text:span text:style-name="T4">● Git, logiciel de version de code, pour suivre les modifications du</text:span></text:span></text:p>
      <text:p text:style-name="P15"><text:span text:style-name="Strong_20_Emphasis"><text:span text:style-name="T4">code final de l’API de prédiction à déployer</text:span></text:span></text:p>
      <text:p text:style-name="P15"><text:span text:style-name="Strong_20_Emphasis"><text:span text:style-name="T4"/></text:span></text:p>
      <text:p text:style-name="P15"><text:span text:style-name="Strong_20_Emphasis"><text:span text:style-name="T4">● Github pour stocker et partager sur le cloud le code de l’API,</text:span></text:span></text:p>
      <text:p text:style-name="P15"><text:span text:style-name="Strong_20_Emphasis"><text:span text:style-name="T4">alimenté par un “push” Git et ainsi assurer une intégration continue</text:span></text:span></text:p>
      <text:p text:style-name="P15"><text:span text:style-name="Strong_20_Emphasis"><text:span text:style-name="T4"/></text:span></text:p>
      <text:p text:style-name="P15"><text:span text:style-name="Strong_20_Emphasis"><text:span text:style-name="T4">● Github Actions pour le déploiement continu et automatisé du code</text:span></text:span></text:p>
      <text:p text:style-name="P15"><text:span text:style-name="Strong_20_Emphasis"><text:span text:style-name="T4">de l’API sur le cloud</text:span></text:span></text:p>
      <text:p text:style-name="P15"><text:span text:style-name="Strong_20_Emphasis"><text:span text:style-name="T4"/></text:span></text:p>
      <text:p text:style-name="P15"><text:span text:style-name="Strong_20_Emphasis"><text:span text:style-name="T4">● Pytest (ou Unittest) pour concevoir les tests unitaires et les</text:span></text:span></text:p>
      <text:p text:style-name="P15"><text:span text:style-name="Strong_20_Emphasis"><text:span text:style-name="T4">exécuter de manière automatisée lors du build réalisé par Github</text:span></text:span></text:p>
      <text:p text:style-name="P15"><text:span text:style-name="Strong_20_Emphasis"><text:span text:style-name="T4">Actions</text:span></text:span></text:p>
      <text:p text:style-name="P15"><text:span text:style-name="Strong_20_Emphasis"><text:span text:style-name="T4"/></text:span></text:p>
      <text:p text:style-name="P15"><text:span text:style-name="Strong_20_Emphasis"><text:span text:style-name="T4"/></text:span></text:p>
      <text:p text:style-name="P15"><text:a xlink:type="simple" xlink:href="https://www.kaggle.com/c/home-credit-default-risk/data" text:style-name="Internet_20_link" text:visited-style-name="Visited_20_Internet_20_Link"><text:span text:style-name="Strong_20_Emphasis"><text:span text:style-name="T4">https://www.kaggle.com/c/home-credit-default-risk/data</text:span></text:span></text:a></text:p>
      <text:p text:style-name="P15"><text:a xlink:type="simple" xlink:href="https://s3-eu-west-1.amazonaws.com/static.oc-static.com/prod/courses/files/Parcours_data_scientist/Projet+-+Implémenter+un+modèle+de+scoring/Projet+Mise+en+prod+-+home-credit-default-risk.zip" text:style-name="Internet_20_link" text:visited-style-name="Visited_20_Internet_20_Link"><text:span text:style-name="Strong_20_Emphasis"><text:span text:style-name="T4">https://s3-eu-west-1.amazonaws.com/static.oc-static.com/prod/courses/files/Parcours_data_scientist/Projet+-+Impl%C3%A9menter+un+mod%C3%A8le+de+scoring/Projet+Mise+en+prod+-+home-credit-default-risk.zip</text:span></text:span></text:a></text:p>
      <text:p text:style-name="P15"><text:span text:style-name="Strong_20_Emphasis"><text:span text:style-name="T4"/></text:span></text:p>
      <text:p text:style-name="P15"><text:span text:style-name="Strong_20_Emphasis"><text:span text:style-name="T4"/></text:span></text:p>
      <text:p text:style-name="P15"><text:a xlink:type="simple" xlink:href="https://www.kaggle.com/code/willkoehrsen/start-here-a-gentle-introduction/notebook" text:style-name="Internet_20_link" text:visited-style-name="Visited_20_Internet_20_Link"><text:span text:style-name="Strong_20_Emphasis"><text:span text:style-name="T4">https://www.kaggle.com/code/willkoehrsen/start-here-a-gentle-introduction/notebook</text:span></text:span></text:a></text:p>
      <text:p text:style-name="P15"><text:a xlink:type="simple" xlink:href="https://www.kaggle.com/code/jsaguiar/lightgbm-with-simple-features/script" text:style-name="Internet_20_link" text:visited-style-name="Visited_20_Internet_20_Link"><text:span text:style-name="Strong_20_Emphasis"><text:span text:style-name="T4">https://www.kaggle.com/code/jsaguiar/lightgbm-with-simple-features/script</text:span></text:span></text:a></text:p>
      <text:p text:style-name="P15"><text:span text:style-name="Strong_20_Emphasis"><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7:45:27.529187360</meta:creation-date>
    <dc:date>2024-06-12T20:46:47.591308709</dc:date>
    <meta:editing-duration>PT20M47S</meta:editing-duration>
    <meta:editing-cycles>4</meta:editing-cycles>
    <meta:generator>LibreOffice/7.3.7.2$Linux_X86_64 LibreOffice_project/30$Build-2</meta:generator>
    <meta:document-statistic meta:table-count="0" meta:image-count="0" meta:object-count="0" meta:page-count="10" meta:paragraph-count="199" meta:word-count="3320" meta:character-count="21199" meta:non-whitespace-character-count="17993"/>
  </office:meta>
</office:document-meta>
</file>